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47cm" fo:min-width="6.993cm"/>
    </style:style>
    <style:style style:name="gr2" style:family="graphic" style:parent-style-name="standard">
      <style:graphic-properties draw:fill-color="#65c295" draw:textarea-horizontal-align="justify" draw:textarea-vertical-align="middle" draw:auto-grow-height="false" fo:min-height="1.147cm" fo:min-width="6.99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65c295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493cm" svg:height="1.397cm" svg:x="4.81cm" svg:y="5.953cm">
          <text:p text:style-name="P1">SyncController) Star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493cm" svg:height="1.397cm" svg:x="4.683cm" svg:y="3.921cm">
          <text:p text:style-name="P1">SyncController) Start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7.493cm" svg:height="1.397cm" svg:x="2.34cm" svg:y="17.256cm">
          <text:p text:style-name="P1">K8s api ser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493cm" svg:height="1.397cm" svg:x="4.81cm" svg:y="7.858cm">
          <text:p text:style-name="P1">SyncController) Star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493cm" svg:height="1.397cm" svg:x="13.065cm" svg:y="6.08cm">
          <text:p text:style-name="P1">SyncController) Star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493cm" svg:height="1.397cm" svg:x="12.938cm" svg:y="4.048cm">
          <text:p text:style-name="P1">SyncController) Start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7.493cm" svg:height="1.397cm" svg:x="13.142cm" svg:y="17.256cm">
          <text:p text:style-name="P1">Reflecto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493cm" svg:height="1.397cm" svg:x="13.065cm" svg:y="7.985cm">
          <text:p text:style-name="P1">SyncController) Star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493cm" svg:height="1.397cm" svg:x="22.209cm" svg:y="6.207cm">
          <text:p text:style-name="P1">SyncController) Star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493cm" svg:height="1.397cm" svg:x="22.082cm" svg:y="4.175cm">
          <text:p text:style-name="P1">SyncController) Start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7.493cm" svg:height="1.397cm" svg:x="13.142cm" svg:y="20.177cm">
          <text:p text:style-name="P1">Delta fif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" draw:id="id5" draw:layer="layout" svg:width="7.493cm" svg:height="1.397cm" svg:x="13.142cm" svg:y="22.844cm">
          <text:p text:style-name="P1">Indexer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7.493cm" svg:height="1.397cm" svg:x="32.82cm" svg:y="20.177cm">
          <text:p text:style-name="P1">Control Loo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493cm" svg:height="1.397cm" svg:x="30.337cm" svg:y="4.302cm">
          <text:p text:style-name="P1">SyncController) Star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493cm" svg:height="1.397cm" svg:x="13.065cm" svg:y="25.384cm">
          <text:p text:style-name="P1">Local Store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7.493cm" svg:height="1.397cm" svg:x="23.803cm" svg:y="20.177cm">
          <text:p text:style-name="P1">WorkQueue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9.833cm" svg:y1="17.954cm" svg:x2="13.142cm" svg:y2="17.954cm" draw:start-shape="id1" draw:start-glue-point="1" draw:end-shape="id2" draw:end-glue-point="3" svg:d="M9833 17954h3309" svg:viewBox="0 0 3310 1">
          <text:p/>
        </draw:connector>
        <draw:connector draw:style-name="gr3" draw:text-style-name="P3" draw:layer="layout" draw:type="line" svg:x1="20.635cm" svg:y1="20.875cm" svg:x2="23.803cm" svg:y2="20.875cm" draw:start-shape="id3" draw:start-glue-point="1" draw:end-shape="id4" svg:d="M20635 20875h3168" svg:viewBox="0 0 3169 1">
          <text:p/>
        </draw:connector>
        <draw:connector draw:style-name="gr3" draw:text-style-name="P3" draw:layer="layout" draw:type="line" svg:x1="16.888cm" svg:y1="18.653cm" svg:x2="16.888cm" svg:y2="20.177cm" draw:start-shape="id2" draw:start-glue-point="2" draw:end-shape="id3" svg:d="M16888 18653v1524" svg:viewBox="0 0 1 1525">
          <text:p/>
        </draw:connector>
        <draw:connector draw:style-name="gr3" draw:text-style-name="P3" draw:layer="layout" draw:type="line" svg:x1="16.888cm" svg:y1="21.574cm" svg:x2="16.888cm" svg:y2="22.844cm" draw:start-shape="id3" draw:start-glue-point="2" draw:end-shape="id5" draw:end-glue-point="0" svg:d="M16888 21574v1270" svg:viewBox="0 0 1 1271">
          <text:p/>
        </draw:connector>
        <draw:connector draw:style-name="gr3" draw:text-style-name="P3" draw:layer="layout" draw:type="line" svg:x1="31.296cm" svg:y1="20.875cm" svg:x2="32.82cm" svg:y2="20.875cm" draw:start-shape="id4" draw:start-glue-point="1" draw:end-shape="id6" draw:end-glue-point="3" svg:d="M31296 20875h1524" svg:viewBox="0 0 1525 1">
          <text:p/>
        </draw:connector>
        <draw:connector draw:style-name="gr3" draw:text-style-name="P3" draw:layer="layout" draw:type="line" svg:x1="20.635cm" svg:y1="23.542cm" svg:x2="36.566cm" svg:y2="21.574cm" draw:start-shape="id5" draw:start-glue-point="1" draw:end-shape="id6" draw:end-glue-point="2" svg:d="M20635 23542l15931-1968" svg:viewBox="0 0 15932 196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0T09:44:02.272347537</meta:creation-date>
    <meta:generator>LibreOffice/6.0.7.3$Linux_X86_64 LibreOffice_project/00m0$Build-3</meta:generator>
    <dc:date>2020-04-23T09:17:54.302789534</dc:date>
    <meta:editing-duration>PT12M11S</meta:editing-duration>
    <meta:editing-cycles>3</meta:editing-cycles>
    <meta:document-statistic meta:object-count="22"/>
  </office:meta>
</office:document-meta>
</file>